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423cm" fo:margin-bottom="0.423cm" loext:contextual-spacing="false" fo:line-height="138%" fo:text-align="justify" style:justify-single-word="false" fo:text-indent="0.071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 style:family="paragraph" style:parent-style-name="Text_20_body">
      <style:paragraph-properties fo:margin-left="0cm" fo:margin-right="0cm" fo:margin-top="0.423cm" fo:margin-bottom="0.423cm" loext:contextual-spacing="false" fo:line-height="138%" fo:text-align="justify" style:justify-single-word="false" fo:text-indent="0cm" style:auto-text-indent="false" style:writing-mode="lr-tb"/>
      <style:text-properties style:font-name="Times New Roman1" fo:font-weight="bold"/>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5" style:family="text">
      <style:text-properties fo:font-variant="normal" fo:text-transform="none" fo:color="#ff0000" style:text-line-through-style="none" style:text-line-through-type="none" style:font-name="Times New Roman" fo:font-size="12pt" fo:font-style="normal" style:text-underline-style="none" fo:font-weight="bold" style:text-blinking="false" fo:background-color="transparent" loext:char-shading-value="0"/>
    </style:style>
    <style:style style:name="T6" style:family="text">
      <style:text-properties fo:font-variant="normal" fo:text-transform="none" fo:color="#ff0000" style:text-line-through-style="none" style:text-line-through-type="none" fo:font-size="12pt" fo:font-style="normal" style:text-underline-style="none" fo:font-weight="bold"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A/ Epitaxie par jet moléculaire</text:span></text:p>
      <text:p text:style-name="P1">Pour produire du silicène, les équipes du laboratoire utilisent une technique complexe : l’épitaxie par jet moléculaire (MBE : Molecular Beam Epitaxy). </text:p>
      <text:p text:style-name="P1">Cette technique consiste à faire chauffer un bloc de silicium pur afin que les atomes de silicium passent en phase vapeur. Ces atomes sont ensuite collimatés en un faisceau, que l’on envoie sur une plaque de substrat 2D sur laquelle le cristal de silicène va pouvoir croître. La plaque est gardée à température ambiante, suffisante pour que les atomes puissent diffuser.</text:p>
      <text:p text:style-name="P1">Expérimentalement, l’équipe de l’INSP a pu obtenir la croissance suivante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09T16:30:40.042000000</meta:creation-date>
    <meta:generator>LibreOffice/6.1.0.3$Windows_X86_64 LibreOffice_project/efb621ed25068d70781dc026f7e9c5187a4decd1</meta:generator>
    <dc:date>2024-03-09T21:18:12.704000000</dc:date>
    <meta:editing-duration>PT4H37M6S</meta:editing-duration>
    <meta:editing-cycles>1</meta:editing-cycles>
    <meta:document-statistic meta:table-count="0" meta:image-count="0" meta:object-count="0" meta:page-count="1" meta:paragraph-count="5" meta:word-count="99" meta:character-count="629" meta:non-whitespace-character-count="532"/>
  </office:meta>
</office:document-meta>
</file>